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6cm"/>
    </style:style>
    <style:style style:name="co3" style:family="table-column">
      <style:table-column-properties fo:break-before="auto" style:column-width="8.38cm"/>
    </style:style>
    <style:style style:name="co4" style:family="table-column">
      <style:table-column-properties fo:break-before="auto" style:column-width="13.4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Miniserie 32 Stück</text:p>
          </table:table-cell>
          <table:table-cell/>
        </table:table-row>
        <table:table-row table:style-name="ro1">
          <table:table-cell table:style-name="ce1" office:value-type="string">
            <text:p>Box</text:p>
          </table:table-cell>
          <table:table-cell office:value-type="string">
            <text:p>100,- + 9.-/Stück</text:p>
          </table:table-cell>
          <table:table-cell/>
        </table:table-row>
        <table:table-row table:style-name="ro1">
          <table:table-cell office:value-type="string">
            <text:p>Einrichtung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Produktion</text:p>
          </table:table-cell>
          <table:table-cell table:formula="of:= 9*32" office:value-type="float" office:value="288">
            <text:p>288</text:p>
          </table:table-cell>
          <table:table-cell/>
        </table:table-row>
        <table:table-row table:style-name="ro1">
          <table:table-cell/>
          <table:table-cell office:value-type="string">
            <text:p>Stege &amp; Faltung geschätzt</text:p>
          </table:table-cell>
          <table:table-cell/>
        </table:table-row>
        <table:table-row table:style-name="ro1">
          <table:table-cell table:style-name="ce1" office:value-type="string">
            <text:p>Stege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table:style-name="ce1" office:value-type="string">
            <text:p>Faltung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Brett</text:p>
          </table:table-cell>
          <table:table-cell office:value-type="string">
            <text:p>50,- + 8,-/Stück</text:p>
          </table:table-cell>
          <table:table-cell/>
        </table:table-row>
        <table:table-row table:style-name="ro1">
          <table:table-cell office:value-type="string">
            <text:p>Einrichtung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Produktion</text:p>
          </table:table-cell>
          <table:table-cell table:formula="of:= 8*32" office:value-type="float" office:value="256">
            <text:p>256</text:p>
          </table:table-cell>
          <table:table-cell/>
        </table:table-row>
        <table:table-row table:style-name="ro1">
          <table:table-cell table:style-name="ce1" office:value-type="string">
            <text:p>Lasern</text:p>
          </table:table-cell>
          <table:table-cell office:value-type="string">
            <text:p>13,-/Stück</text:p>
          </table:table-cell>
          <table:table-cell/>
        </table:table-row>
        <table:table-row table:style-name="ro1">
          <table:table-cell office:value-type="string">
            <text:p>Produktion</text:p>
          </table:table-cell>
          <table:table-cell table:formula="of:= 13*32" office:value-type="float" office:value="416">
            <text:p>41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Karten</text:p>
          </table:table-cell>
          <table:table-cell office:value-type="string">
            <text:p>50 + 3,72,-/Deck</text:p>
          </table:table-cell>
          <table:table-cell/>
        </table:table-row>
        <table:table-row table:style-name="ro1">
          <table:table-cell office:value-type="string">
            <text:p>Einrichtung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Produktion</text:p>
          </table:table-cell>
          <table:table-cell table:formula="of:= 3.72*32" office:value-type="float" office:value="119.04">
            <text:p>119,04</text:p>
          </table:table-cell>
          <table:table-cell/>
        </table:table-row>
        <table:table-row table:style-name="ro1">
          <table:table-cell/>
          <table:table-cell office:value-type="string">
            <text:p>Schätze und Hilfe/Stadt geschätzt</text:p>
          </table:table-cell>
          <table:table-cell/>
        </table:table-row>
        <table:table-row table:style-name="ro1">
          <table:table-cell table:style-name="ce1" office:value-type="string">
            <text:p>Schätze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table:style-name="ce1" office:value-type="string">
            <text:p>Hilfe &amp; Stadt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/>
          <table:table-cell office:value-type="string">
            <text:p>Meeple 0,09/Stück, Würfel 0,25/Stück</text:p>
          </table:table-cell>
          <table:table-cell/>
        </table:table-row>
        <table:table-row table:style-name="ro1">
          <table:table-cell table:style-name="ce1" office:value-type="string">
            <text:p>Pöppel</text:p>
          </table:table-cell>
          <table:table-cell table:formula="of:=32 * 4 * 0.09" office:value-type="float" office:value="11.52">
            <text:p>11,52</text:p>
          </table:table-cell>
          <table:table-cell/>
        </table:table-row>
        <table:table-row table:style-name="ro1">
          <table:table-cell table:style-name="ce1" office:value-type="string">
            <text:p>Würfel</text:p>
          </table:table-cell>
          <table:table-cell table:formula="of:=32*0.25" office:value-type="float" office:value="8">
            <text:p>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>
            <text:p>Fähnchen</text:p>
          </table:table-cell>
          <table:table-cell office:value-type="string">
            <text:p>Niete 100 Stück 1,01 + 4,16 Versand = 0,05/Stück</text:p>
            <text:p>Aufkleber 128 Stück 20,07 = 0,15/Stück </text:p>
          </table:table-cell>
          <table:table-cell/>
        </table:table-row>
        <table:table-row table:style-name="ro1">
          <table:table-cell office:value-type="string">
            <text:p>Niete</text:p>
          </table:table-cell>
          <table:table-cell table:formula="of:=20*0.05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ufkleber</text:p>
          </table:table-cell>
          <table:table-cell table:formula="of:= 18 * 0.15" office:value-type="float" office:value="2.7">
            <text:p>2,7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table:formula="of:=SUM([.B1:.B31])" office:value-type="float" office:value="1566.26">
            <text:p>1566,26</text:p>
          </table:table-cell>
          <table:table-cell/>
        </table:table-row>
        <table:table-row table:style-name="ro1">
          <table:table-cell office:value-type="string">
            <text:p>pro Spiel</text:p>
          </table:table-cell>
          <table:table-cell table:formula="of:=[.B32]/32" office:value-type="float" office:value="48.945625">
            <text:p>48,9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5">15.11.2020</text:date>, <text:time>10:4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1M48S</meta:editing-duration>
    <meta:editing-cycles>5</meta:editing-cycles>
    <meta:generator>OpenOffice/4.1.5$Win32 OpenOffice.org_project/415m1$Build-9789</meta:generator>
    <dc:date>2020-11-15T10:43:21.12</dc:date>
    <dc:creator>Jirka Dell'Oro-Friedl</dc:creator>
    <meta:document-statistic meta:table-count="3" meta:cell-count="47" meta:object-count="0"/>
    <meta:user-defined meta:name="Info 1"/>
    <meta:user-defined meta:name="Info 2"/>
    <meta:user-defined meta:name="Info 3"/>
    <meta:user-defined meta:name="Info 4"/>
  </office:meta>
</office:document-meta>
</file>